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style:style>
    <style:style style:name="P2" style:parent-style-name="Normal" style:family="paragraph">
      <style:text-properties style:font-name="Times New Roman" style:font-name-complex="Times New Roman"/>
    </style:style>
    <style:style style:name="P3" style:parent-style-name="Normal" style:family="paragraph">
      <style:text-properties style:font-name="Times New Roman" style:font-name-complex="Times New Roman"/>
    </style:style>
    <style:style style:name="P4" style:parent-style-name="Normal" style:family="paragraph">
      <style:text-properties style:font-name="Times New Roman" style:font-name-complex="Times New Roman" fo:font-weight="bold" style:font-weight-asian="bold" style:font-weight-complex="bold"/>
    </style:style>
    <style:style style:name="P5" style:parent-style-name="Normal" style:family="paragraph">
      <style:text-properties style:font-name="Times New Roman" style:font-name-complex="Times New Roman" fo:font-weight="bold" style:font-weight-asian="bold" style:font-weight-complex="bold"/>
    </style:style>
    <style:style style:name="P6" style:parent-style-name="Normal" style:family="paragraph">
      <style:text-properties style:font-name="Times New Roman" style:font-name-complex="Times New Roman"/>
    </style:style>
    <style:style style:name="P7" style:parent-style-name="Normal" style:family="paragraph">
      <style:text-properties style:font-name="Times New Roman" style:font-name-complex="Times New Roman"/>
    </style:style>
    <style:style style:name="P8" style:parent-style-name="Normal" style:family="paragraph">
      <style:text-properties style:font-name="Times New Roman" style:font-name-complex="Times New Roman" fo:font-weight="bold" style:font-weight-asian="bold" style:font-weight-complex="bold"/>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fo:font-weight="bold" style:font-weight-asian="bold" style:font-weight-complex="bold"/>
    </style:style>
    <style:style style:name="P12" style:parent-style-name="Normal" style:family="paragraph">
      <style:text-properties style:font-name="Times New Roman" style:font-name-complex="Times New Roman"/>
    </style:style>
  </office:automatic-styles>
  <office:body>
    <office:text text:use-soft-page-breaks="true">
      <text:p text:style-name="P1">1.Indica en cuál de los dos formularios te registrarías más rápido y con mayor comodidad. Justifica brevemente tu respuesta.</text:p>
      <text:p text:style-name="P2">En el primero, porque salen los cuadros que tienes que rellenar con la información asegurándote de que escribes en cada uno lo que corresponde y que los rellenas todos.</text:p>
      <text:p text:style-name="P3">A parte, están más separados los botones de registro y de iniciar sesión.</text:p>
      <text:p text:style-name="P4">2.En parejas, comentad y anotad:</text:p>
      <text:p text:style-name="P5">•Dos aspectos positivos del formulario con buen diseño.</text:p>
      <text:p text:style-name="P6">-Separación de los botones de registro y la opción de inicio de sesión.</text:p>
      <text:p text:style-name="P7">-Campos visibles para el usuario a la hora de rellenar el formulario de inscripción.</text:p>
      <text:p text:style-name="P8">•Dos errores o problemas del formulario con mal diseño.</text:p>
      <text:p text:style-name="P9">-Confusión del usuario a la hora de iniciar sesión o registrarse porque no queda claro donde darle al estar juntos, y la pregunta de si tienes una cuenta te la hace debajo de la opción de iniciar sesión y no al revés para que queda claro.</text:p>
      <text:p text:style-name="P10">-Al no haber cuadro de texto para completar con la información el usuario puede no saber bien el concepto que está rellenando, además te pone primero confirmar contraseña sin haberla puesto antes, lo normal es que te pida poner la contraseña y a continuación te pida volverla a escribir para que te asegures que la has escrito bien.</text:p>
      <text:p text:style-name="P11">3.Puesta en común: compartid vuestras conclusiones con el resto de la clase.</text:p>
      <text:p text:style-name="P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10-01T06:52:00Z</meta:creation-date>
    <dc:date>2025-10-01T06:59:00Z</dc:date>
    <meta:template xlink:href="Normal.dotm" xlink:type="simple"/>
    <meta:editing-cycles>1</meta:editing-cycles>
    <meta:editing-duration>PT420S</meta:editing-duration>
    <meta:document-statistic meta:page-count="1" meta:paragraph-count="2" meta:word-count="203" meta:character-count="1318" meta:row-count="9" meta:non-whitespace-character-count="1117"/>
  </office:meta>
</office:document-meta>
</file>